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text-properties officeooo:paragraph-rsid="001777a0"/>
    </style:style>
    <style:style style:name="P3" style:family="paragraph" style:parent-style-name="Heading_20_1">
      <style:text-properties officeooo:rsid="001777a0" officeooo:paragraph-rsid="001777a0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Helper Laravel 8</text:h>
      <text:h text:style-name="P2" text:outline-level="1">CRUD genérico, para qualquer tabela, com exemplos de uso</text:h>
      <text:h text:style-name="Heading_20_4" text:outline-level="4"><text:bookmark text:name="user-content-selecttable--users-id"/>select($table = 'users', $id){</text:h>
      <text:p text:style-name="P4">return select('users', 5);</text:p>
      <text:h text:style-name="Heading_20_4" text:outline-level="4"><text:bookmark text:name="user-content-inserttable--users-fields--"/>insert($table = 'users', $fields = []){</text:h>
      <text:p text:style-name="P4">return insert('users', ['name' =&gt; 'Ribamar FS', 'email' =&gt; 'joao@gmail.com', 'password' =&gt; bcrypt('123456')]);</text:p>
      <text:h text:style-name="Heading_20_4" text:outline-level="4"><text:bookmark text:name="user-content-updatetable--users-wherevalue-fields--"/>update($table = 'users', $whereValue, $fields = []){</text:h>
      <text:p text:style-name="Preformatted_20_Text">return update('users', 5, ['name' =&gt; 'João Brito']);</text:p>
      <text:p text:style-name="P4">return update('users', 5, ['name' =&gt; 'João Brito', 'email' =&gt; 'joao@joao.org']);</text:p>
      <text:h text:style-name="Heading_20_4" text:outline-level="4"><text:bookmark text:name="user-content-deletetable--users-id"/>delete($table = 'users', $id){</text:h>
      <text:p text:style-name="P4">return delete('users', 5);</text:p>
      <text:h text:style-name="Heading_20_2" text:outline-level="2"><text:bookmark text:name="user-content-agradecimento"/>Agradecimento</text:h>
      <text:p text:style-name="Text_20_body">Meus sinceros agradecimentos ao colega Klaus Andrade, do grupo Laravel Brasil, que me enviou as sugestões/recomendações para refatorar as funções do crud.php. Ficaram uma beleza, ao meu ver. Daqui rpa frente tentarei fazer assim.</text:p>
      <text:p text:style-name="Text_20_body"/>
      <text:p text:style-name="P1">&lt;?php</text:p>
      <text:p text:style-name="Standard">/**</text:p>
      <text:p text:style-name="Standard"><text:s/>* select</text:p>
      <text:p text:style-name="Standard"><text:s/>* Consultar o banco de dados e retorna o registro de acordo com o id recebido</text:p>
      <text:p text:style-name="Standard"><text:s/>* usage: return select( 'users', 3 );</text:p>
      <text:p text:style-name="Standard"><text:s/>* @param <text:s/>mixed $table</text:p>
      <text:p text:style-name="Standard"><text:s/>* @param <text:s/>mixed $id</text:p>
      <text:p text:style-name="Standard"><text:s/>* @return void</text:p>
      <text:p text:style-name="Standard"><text:s/>*/</text:p>
      <text:p text:style-name="Standard">function select( $table = 'users', $id ): string</text:p>
      <text:p text:style-name="Standard">{</text:p>
      <text:p text:style-name="Standard"><text:s text:c="4"/>try {</text:p>
      <text:p text:style-name="Standard"><text:s text:c="8"/>$idDb = DB::table( $table )-&gt;select( 'id' )-&gt;where( 'id' , $id )-&gt;first();</text:p>
      <text:p text:style-name="Standard"><text:s text:c="8"/>$exists = DB::table( $table )-&gt;select( '*' )-&gt;where( 'id' , $id )-&gt;get();</text:p>
      <text:p text:style-name="Standard"/>
      <text:p text:style-name="Standard"><text:s text:c="8"/>if (!is_null( $idDb )) {</text:p>
      <text:p text:style-name="Standard"><text:s text:c="12"/>$register = "&lt;b&gt;O registro com id: {$id} segue abaixo&lt;/b&gt;";</text:p>
      <text:p text:style-name="Standard"><text:s text:c="12"/>$register .= '&lt;table border="2"&gt;'; <text:s text:c="11"/></text:p>
      <text:p text:style-name="Standard"><text:s text:c="12"/>foreach($exists as $row) {</text:p>
      <text:p text:style-name="Standard"><text:s text:c="16"/>foreach($row as $key =&gt; $val) {</text:p>
      <text:p text:style-name="Standard"><text:s text:c="20"/>$register .= '&lt;tr&gt;&lt;td&gt;';</text:p>
      <text:p text:style-name="Standard"><text:s text:c="20"/>$register .= '&lt;b&gt;' . $key . '&lt;/b&gt; : ' . $val;</text:p>
      <text:p text:style-name="Standard"><text:s text:c="20"/>$register .= '&lt;/td&gt;&lt;/tr&gt;';</text:p>
      <text:p text:style-name="Standard"><text:s text:c="16"/>}</text:p>
      <text:p text:style-name="Standard"/>
      <text:p text:style-name="Standard"><text:s text:c="12"/>}</text:p>
      <text:p text:style-name="Standard"><text:s text:c="12"/>$register .= '&lt;/table&gt;';</text:p>
      <text:p text:style-name="Standard"><text:s text:c="12"/>return $register;</text:p>
      <text:p text:style-name="Standard"><text:s text:c="8"/>}</text:p>
      <text:p text:style-name="Standard"><text:s text:c="8"/>throw new Exception ("Não existe um registro com o id: {$id}");</text:p>
      <text:p text:style-name="Standard"><text:s text:c="4"/>}</text:p>
      <text:p text:style-name="Standard"><text:s text:c="4"/>catch ( \Throwable $e) {</text:p>
      <text:p text:style-name="Standard"><text:s text:c="8"/>return $e-&gt;getMessage();</text:p>
      <text:p text:style-name="Standard"><text:s text:c="4"/>}</text:p>
      <text:p text:style-name="Standard">}</text:p>
      <text:p text:style-name="Standard"/>
      <text:p text:style-name="Standard">/**</text:p>
      <text:p text:style-name="Standard"><text:s/>* insert</text:p>
      <text:p text:style-name="Standard"><text:s/>* Inserir novo registro na tabela</text:p>
      <text:p text:style-name="Standard"><text:s/>* usage: return insert( 'users', [ 'name' =&gt; 'Ribamar FS', 'email' =&gt; 'joao@gmail.com', 'password' =&gt; bcrypt('123456')]);</text:p>
      <text:p text:style-name="Standard"><text:s/>* @param <text:s/>mixed $table</text:p>
      <text:p text:style-name="Standard"><text:s/>* @param <text:s/>array $fields</text:p>
      <text:p text:style-name="Standard"><text:s/>* @return void</text:p>
      <text:p text:style-name="Standard"><text:s/>*/</text:p>
      <text:p text:style-name="Standard">function insert( $table = 'users', $fields = [] ): string</text:p>
      <text:p text:style-name="Standard">{</text:p>
      <text:p text:style-name="Standard"><text:s text:c="4"/>try {</text:p>
      <text:p text:style-name="Standard"><text:s text:c="8"/>DB::table( $table )-&gt;insert(</text:p>
      <text:p text:style-name="Standard"><text:s text:c="12"/>$fields</text:p>
      <text:p text:style-name="Standard"><text:s text:c="8"/>);</text:p>
      <text:p text:style-name="Standard"><text:s text:c="8"/>return 'Registro adicionado com sucesso ';</text:p>
      <text:p text:style-name="Standard"><text:soft-page-break/><text:s text:c="4"/>}</text:p>
      <text:p text:style-name="Standard"><text:s text:c="4"/>catch ( \Throwable $e) {</text:p>
      <text:p text:style-name="Standard"><text:s text:c="8"/>return $e-&gt;getMessage();</text:p>
      <text:p text:style-name="Standard"><text:s text:c="4"/>}</text:p>
      <text:p text:style-name="Standard">}</text:p>
      <text:p text:style-name="Standard"/>
      <text:p text:style-name="Standard">/**</text:p>
      <text:p text:style-name="Standard"><text:s/>* update</text:p>
      <text:p text:style-name="Standard"><text:s/>* Atualizar registro na tabela</text:p>
      <text:p text:style-name="Standard"><text:s/>* usage: return update( 'users', 5, [ 'name' =&gt; 'João Brito' ]);</text:p>
      <text:p text:style-name="Standard"><text:s/>* @param <text:s/>mixed $table</text:p>
      <text:p text:style-name="Standard"><text:s/>* @param <text:s/>mixed $whereValue</text:p>
      <text:p text:style-name="Standard"><text:s/>* @param <text:s/>array $fields</text:p>
      <text:p text:style-name="Standard"><text:s/>* @return void</text:p>
      <text:p text:style-name="Standard"><text:s/>*/</text:p>
      <text:p text:style-name="Standard">function update( $table = 'users', $whereValue, $fields = [] ): string</text:p>
      <text:p text:style-name="Standard">{</text:p>
      <text:p text:style-name="Standard"><text:s text:c="4"/>try {</text:p>
      <text:p text:style-name="Standard"><text:s text:c="8"/>$exists = DB::table( $table )-&gt;select( 'id' )-&gt;where( 'id' , $whereValue )-&gt;first();</text:p>
      <text:p text:style-name="Standard"/>
      <text:p text:style-name="Standard"><text:s text:c="8"/>if ( $exists ) {</text:p>
      <text:p text:style-name="Standard"><text:s text:c="12"/>DB::table( $table )</text:p>
      <text:p text:style-name="Standard"><text:s text:c="16"/>-&gt;where( 'id', $whereValue )</text:p>
      <text:p text:style-name="Standard"><text:s text:c="16"/>-&gt;update( $fields );</text:p>
      <text:p text:style-name="Standard"><text:s text:c="12"/>return "Registro com id: {$whereValue} atualizado com sucesso";</text:p>
      <text:p text:style-name="Standard"><text:s text:c="8"/>}</text:p>
      <text:p text:style-name="Standard"><text:s text:c="8"/>throw new Exception( "Não existe registro com este id: {$whereValue}");</text:p>
      <text:p text:style-name="Standard"><text:s text:c="4"/>}</text:p>
      <text:p text:style-name="Standard"><text:s text:c="4"/>catch ( \Throwable $e) {</text:p>
      <text:p text:style-name="Standard"><text:s text:c="8"/>return $e-&gt;getMessage();</text:p>
      <text:p text:style-name="Standard"><text:s text:c="4"/>}</text:p>
      <text:p text:style-name="Standard">}</text:p>
      <text:p text:style-name="Standard"/>
      <text:p text:style-name="Standard">/**</text:p>
      <text:p text:style-name="Standard"><text:s/>* delete</text:p>
      <text:p text:style-name="Standard"><text:s/>* Excluir registro da tabela</text:p>
      <text:p text:style-name="Standard"><text:s/>* usage: return delete('users', 5);</text:p>
      <text:p text:style-name="Standard"><text:s/>* @param <text:s/>mixed $table</text:p>
      <text:p text:style-name="Standard"><text:s/>* @param <text:s/>mixed $id</text:p>
      <text:p text:style-name="Standard"><text:s/>* @return void</text:p>
      <text:p text:style-name="Standard"><text:s/>*/</text:p>
      <text:p text:style-name="Standard">function delete( $table, $id ): string</text:p>
      <text:p text:style-name="Standard">{</text:p>
      <text:p text:style-name="Standard"><text:s text:c="4"/>try {</text:p>
      <text:p text:style-name="Standard"><text:s text:c="8"/>$exists = DB::table( $table )-&gt;select( 'id' )-&gt;where( 'id', $id )-&gt;first();</text:p>
      <text:p text:style-name="Standard"/>
      <text:p text:style-name="Standard"><text:s text:c="8"/>if ( $exists ) {</text:p>
      <text:p text:style-name="Standard"><text:s text:c="12"/>DB::table( $table )</text:p>
      <text:p text:style-name="Standard"><text:s text:c="16"/>-&gt;where( 'id', $id )</text:p>
      <text:p text:style-name="Standard"><text:s text:c="16"/>-&gt;delete();</text:p>
      <text:p text:style-name="Standard"><text:s text:c="12"/>return "Registro com id: {$id} excluído com sucesso";</text:p>
      <text:p text:style-name="Standard"><text:s text:c="8"/>}</text:p>
      <text:p text:style-name="Standard"><text:soft-page-break/><text:s text:c="8"/>throw new Exception( "Não existe registro com este id: {$id}");</text:p>
      <text:p text:style-name="Standard"><text:s text:c="4"/>}</text:p>
      <text:p text:style-name="Standard"><text:s text:c="4"/>catch ( \Throwable $e) {</text:p>
      <text:p text:style-name="Standard"><text:s text:c="8"/>return $e-&gt;getMessage(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P1"># Helpers do Laravel 8</text:p>
      <text:p text:style-name="Standard"/>
      <text:p text:style-name="Standard">use Illuminate\Support\Str;</text:p>
      <text:p text:style-name="Standard"/>
      <text:p text:style-name="Standard">Exemplo de uso</text:p>
      <text:p text:style-name="Standard"/>
      <text:p text:style-name="Standard">$rand = Str::random(60);</text:p>
      <text:p text:style-name="Standard"/>
      <text:p text:style-name="Standard">use Illuminate\Support\Facades\File;</text:p>
      <text:p text:style-name="Standard"/>
      <text:p text:style-name="Standard">use Illuminate\Support\Arr;</text:p>
      <text:p text:style-name="Standard"/>
      <text:p text:style-name="Standard">$array = Arr::add(['name' =&gt; 'Desk', 'price' =&gt; 100);</text:p>
      <text:p text:style-name="Standard"/>
      <text:p text:style-name="Standard">The Arr::exists method checks that the given key exists in the provided array:</text:p>
      <text:p text:style-name="Standard"/>
      <text:p text:style-name="Standard">use Illuminate\Support\Arr;</text:p>
      <text:p text:style-name="Standard"/>
      <text:p text:style-name="Standard">$array = ['name' =&gt; 'John Doe', 'age' =&gt; 17];</text:p>
      <text:p text:style-name="Standard"/>
      <text:p text:style-name="Standard">$exists = Arr::exists($array, 'name');</text:p>
      <text:p text:style-name="Standard"/>
      <text:p text:style-name="Standard">Arr::first()</text:p>
      <text:p text:style-name="Standard"/>
      <text:p text:style-name="Standard">The Arr::first method returns the first element of an array passing a given truth test:</text:p>
      <text:p text:style-name="Standard"/>
      <text:p text:style-name="Standard">use Illuminate\Support\Arr;</text:p>
      <text:p text:style-name="Standard"/>
      <text:p text:style-name="Standard">$array = [100, 200, 300];</text:p>
      <text:p text:style-name="Standard"/>
      <text:p text:style-name="Standard">$first = Arr::first($array, function ($value, $key) {</text:p>
      <text:p text:style-name="Standard"><text:s text:c="4"/>return $value &gt;= 150;</text:p>
      <text:p text:style-name="Standard">});</text:p>
      <text:p text:style-name="Standard"/>
      <text:p text:style-name="Standard">Arr::last()</text:p>
      <text:p text:style-name="Standard"/>
      <text:p text:style-name="Standard">The Arr::last method returns the last element of an array passing a given truth test:</text:p>
      <text:p text:style-name="Standard"/>
      <text:p text:style-name="Standard">use Illuminate\Support\Arr;</text:p>
      <text:p text:style-name="Standard"/>
      <text:p text:style-name="Standard">$array = [100, 200, 300, 110];</text:p>
      <text:p text:style-name="Standard"/>
      <text:p text:style-name="Standard">$last = Arr::last($array, function ($value, $key) {</text:p>
      <text:p text:style-name="Standard"><text:s text:c="4"/>return $value &gt;= 150;</text:p>
      <text:p text:style-name="Standard">});</text:p>
      <text:p text:style-name="Standard"/>
      <text:p text:style-name="Standard">Arr::random()</text:p>
      <text:p text:style-name="Standard"/>
      <text:p text:style-name="Standard">The Arr::random method returns a random value from an array:</text:p>
      <text:p text:style-name="Standard"/>
      <text:p text:style-name="Standard">use Illuminate\Support\Arr;</text:p>
      <text:p text:style-name="Standard"/>
      <text:p text:style-name="Standard"><text:soft-page-break/>$array = [1, 2, 3, 4, 5];</text:p>
      <text:p text:style-name="Standard"/>
      <text:p text:style-name="Standard">$random = Arr::random($array);</text:p>
      <text:p text:style-name="Standard"/>
      <text:p text:style-name="Standard">Arr::sort()</text:p>
      <text:p text:style-name="Standard"/>
      <text:p text:style-name="Standard">The Arr::sort method sorts an array by its values:</text:p>
      <text:p text:style-name="Standard"/>
      <text:p text:style-name="Standard">use Illuminate\Support\Arr;</text:p>
      <text:p text:style-name="Standard"/>
      <text:p text:style-name="Standard">$array = ['Desk', 'Table', 'Chair'];</text:p>
      <text:p text:style-name="Standard"/>
      <text:p text:style-name="Standard">$sorted = Arr::sort($array);</text:p>
      <text:p text:style-name="Standard"/>
      <text:p text:style-name="Standard">last()</text:p>
      <text:p text:style-name="Standard"/>
      <text:p text:style-name="Standard">The last function returns the last element in the given array:</text:p>
      <text:p text:style-name="Standard"/>
      <text:p text:style-name="Standard">$array = [100, 200, 300];</text:p>
      <text:p text:style-name="Standard"/>
      <text:p text:style-name="Standard">$last = last($array);</text:p>
      <text:p text:style-name="Standard"/>
      <text:p text:style-name="Standard"/>
      <text:p text:style-name="Standard">Strings</text:p>
      <text:p text:style-name="Standard"/>
      <text:p text:style-name="Standard">Str::between()</text:p>
      <text:p text:style-name="Standard"/>
      <text:p text:style-name="Standard">The Str::between method returns the portion of a string between two values:</text:p>
      <text:p text:style-name="Standard"/>
      <text:p text:style-name="Standard">use Illuminate\Support\Str;</text:p>
      <text:p text:style-name="Standard"/>
      <text:p text:style-name="Standard">$slice = Str::between('This is my name', 'This', 'name');</text:p>
      <text:p text:style-name="Standard"/>
      <text:p text:style-name="Standard">Str::camel()</text:p>
      <text:p text:style-name="Standard"/>
      <text:p text:style-name="Standard">The Str::camel method converts the given string to camelCase:</text:p>
      <text:p text:style-name="Standard"/>
      <text:p text:style-name="Standard">use Illuminate\Support\Str;</text:p>
      <text:p text:style-name="Standard"/>
      <text:p text:style-name="Standard">$converted = Str::camel('foo_bar');</text:p>
      <text:p text:style-name="Standard"/>
      <text:p text:style-name="Standard">Str::contains()</text:p>
      <text:p text:style-name="Standard"/>
      <text:p text:style-name="Standard">The Str::contains method determines if the given string contains the given value (case sensitive):</text:p>
      <text:p text:style-name="Standard"/>
      <text:p text:style-name="Standard">use Illuminate\Support\Str;</text:p>
      <text:p text:style-name="Standard"/>
      <text:p text:style-name="Standard">$contains = Str::contains('This is my name', 'my');</text:p>
      <text:p text:style-name="Standard"/>
      <text:p text:style-name="Standard">Str::finish()</text:p>
      <text:p text:style-name="Standard"/>
      <text:p text:style-name="Standard"><text:soft-page-break/>The Str::finish method adds a single instance of the given value to a string if it does not already end with the value:</text:p>
      <text:p text:style-name="Standard"/>
      <text:p text:style-name="Standard">use Illuminate\Support\Str;</text:p>
      <text:p text:style-name="Standard"/>
      <text:p text:style-name="Standard">$adjusted = Str::finish('this/string', '/');</text:p>
      <text:p text:style-name="Standard"/>
      <text:p text:style-name="Standard">// this/string/</text:p>
      <text:p text:style-name="Standard"/>
      <text:p text:style-name="Standard">$adjusted = Str::finish('this/string/', '/');</text:p>
      <text:p text:style-name="Standard"/>
      <text:p text:style-name="Standard">Str::length()</text:p>
      <text:p text:style-name="Standard"/>
      <text:p text:style-name="Standard">The Str::length method returns the length of the given string:</text:p>
      <text:p text:style-name="Standard"/>
      <text:p text:style-name="Standard">use Illuminate\Support\Str;</text:p>
      <text:p text:style-name="Standard"/>
      <text:p text:style-name="Standard">$length = Str::length('Laravel');</text:p>
      <text:p text:style-name="Standard"/>
      <text:p text:style-name="Standard">Str::limit()</text:p>
      <text:p text:style-name="Standard"/>
      <text:p text:style-name="Standard">The Str::limit method truncates the given string at the specified length:</text:p>
      <text:p text:style-name="Standard"/>
      <text:p text:style-name="Standard">use Illuminate\Support\Str;</text:p>
      <text:p text:style-name="Standard"/>
      <text:p text:style-name="Standard">$truncated = Str::limit('The quick brown fox jumps over the lazy dog', 20);</text:p>
      <text:p text:style-name="Standard"/>
      <text:p text:style-name="Standard">Str::lower()</text:p>
      <text:p text:style-name="Standard"/>
      <text:p text:style-name="Standard">The Str::lower method converts the given string to lowercase:</text:p>
      <text:p text:style-name="Standard"/>
      <text:p text:style-name="Standard">use Illuminate\Support\Str;</text:p>
      <text:p text:style-name="Standard"/>
      <text:p text:style-name="Standard">$converted = Str::lower('LARAVEL');</text:p>
      <text:p text:style-name="Standard"/>
      <text:p text:style-name="Standard">Str::plural()</text:p>
      <text:p text:style-name="Standard"/>
      <text:p text:style-name="Standard">The Str::plural method converts a single word string to its plural form. This function currently only supports the English language:</text:p>
      <text:p text:style-name="Standard"/>
      <text:p text:style-name="Standard">use Illuminate\Support\Str;</text:p>
      <text:p text:style-name="Standard"/>
      <text:p text:style-name="Standard">$plural = Str::plural('car');</text:p>
      <text:p text:style-name="Standard"/>
      <text:p text:style-name="Standard">// cars</text:p>
      <text:p text:style-name="Standard"/>
      <text:p text:style-name="Standard">$plural = Str::plural('child');</text:p>
      <text:p text:style-name="Standard"/>
      <text:p text:style-name="Standard"/>
      <text:p text:style-name="Standard"/>
      <text:p text:style-name="Standard">Str::random()</text:p>
      <text:p text:style-name="Standard"/>
      <text:p text:style-name="Standard"><text:soft-page-break/>The Str::random method generates a random string of the specified length. This function uses PHP's random_bytes function:</text:p>
      <text:p text:style-name="Standard"/>
      <text:p text:style-name="Standard">use Illuminate\Support\Str;</text:p>
      <text:p text:style-name="Standard"/>
      <text:p text:style-name="Standard">$random = Str::random(40);</text:p>
      <text:p text:style-name="Standard"/>
      <text:p text:style-name="Standard">Str::singular()</text:p>
      <text:p text:style-name="Standard"/>
      <text:p text:style-name="Standard">The Str::singular method converts a string to its singular form. This function currently only supports the English language:</text:p>
      <text:p text:style-name="Standard"/>
      <text:p text:style-name="Standard">use Illuminate\Support\Str;</text:p>
      <text:p text:style-name="Standard"/>
      <text:p text:style-name="Standard">$singular = Str::singular('cars');</text:p>
      <text:p text:style-name="Standard"/>
      <text:p text:style-name="Standard">// car</text:p>
      <text:p text:style-name="Standard"/>
      <text:p text:style-name="Standard">$singular = Str::singular('children');</text:p>
      <text:p text:style-name="Standard"/>
      <text:p text:style-name="Standard">Str::snake()</text:p>
      <text:p text:style-name="Standard"/>
      <text:p text:style-name="Standard">The Str::snake method converts the given string to snake_case:</text:p>
      <text:p text:style-name="Standard"/>
      <text:p text:style-name="Standard">use Illuminate\Support\Str;</text:p>
      <text:p text:style-name="Standard"/>
      <text:p text:style-name="Standard">$converted = Str::snake('fooBar');</text:p>
      <text:p text:style-name="Standard"/>
      <text:p text:style-name="Standard">Str::substr()</text:p>
      <text:p text:style-name="Standard"/>
      <text:p text:style-name="Standard">The Str::substr method returns the portion of string specified by the start and length parameters:</text:p>
      <text:p text:style-name="Standard"/>
      <text:p text:style-name="Standard">use Illuminate\Support\Str;</text:p>
      <text:p text:style-name="Standard"/>
      <text:p text:style-name="Standard">$converted = Str::substr('The Laravel Framework', 4, 7);</text:p>
      <text:p text:style-name="Standard"/>
      <text:p text:style-name="Standard">Str::ucfirst()</text:p>
      <text:p text:style-name="Standard"/>
      <text:p text:style-name="Standard">The Str::ucfirst method returns the given string with the first character capitalized:</text:p>
      <text:p text:style-name="Standard"/>
      <text:p text:style-name="Standard">use Illuminate\Support\Str;</text:p>
      <text:p text:style-name="Standard"/>
      <text:p text:style-name="Standard">$string = Str::ucfirst('foo bar');</text:p>
      <text:p text:style-name="Standard"/>
      <text:p text:style-name="Standard">Str::upper()</text:p>
      <text:p text:style-name="Standard"/>
      <text:p text:style-name="Standard">The Str::upper method converts the given string to uppercase:</text:p>
      <text:p text:style-name="Standard"/>
      <text:p text:style-name="Standard">use Illuminate\Support\Str;</text:p>
      <text:p text:style-name="Standard"/>
      <text:p text:style-name="Standard">$string = Str::upper('laravel');</text:p>
      <text:p text:style-name="Standard"/>
      <text:p text:style-name="Standard"><text:soft-page-break/></text:p>
      <text:p text:style-name="Standard">URLs</text:p>
      <text:p text:style-name="Standard"/>
      <text:p text:style-name="Standard">action()</text:p>
      <text:p text:style-name="Standard"/>
      <text:p text:style-name="Standard">The action function generates a URL for the given controller action:</text:p>
      <text:p text:style-name="Standard"/>
      <text:p text:style-name="Standard">$url = action([HomeController::class, 'index']);</text:p>
      <text:p text:style-name="Standard"/>
      <text:p text:style-name="Standard">If the method accepts route parameters, you may pass them as the second argument to the method:</text:p>
      <text:p text:style-name="Standard"/>
      <text:p text:style-name="Standard">$url = action([UserController::class, 'profile'], ['id' =&gt; 1]);</text:p>
      <text:p text:style-name="Standard"/>
      <text:p text:style-name="Standard">asset()</text:p>
      <text:p text:style-name="Standard"/>
      <text:p text:style-name="Standard">The asset function generates a URL for an asset using the current scheme of the request (HTTP or HTTPS):</text:p>
      <text:p text:style-name="Standard"/>
      <text:p text:style-name="Standard">$url = asset('img/photo.jpg');</text:p>
      <text:p text:style-name="Standard"/>
      <text:p text:style-name="Standard">You can configure the asset URL host by setting the ASSET_URL variable in your .env file. This can be useful if you host your assets on an external service like Amazon S3:</text:p>
      <text:p text:style-name="Standard"/>
      <text:p text:style-name="Standard">route()</text:p>
      <text:p text:style-name="Standard"/>
      <text:p text:style-name="Standard">The route function generates a URL for the given named route:</text:p>
      <text:p text:style-name="Standard"/>
      <text:p text:style-name="Standard">$url = route('routeName');</text:p>
      <text:p text:style-name="Standard"/>
      <text:p text:style-name="Standard">If the route accepts parameters, you may pass them as the second argument to the method:</text:p>
      <text:p text:style-name="Standard"/>
      <text:p text:style-name="Standard">$url = route('routeName', ['id' =&gt; 1]);</text:p>
      <text:p text:style-name="Standard"/>
      <text:p text:style-name="Standard">url()</text:p>
      <text:p text:style-name="Standard"/>
      <text:p text:style-name="Standard">The url function generates a fully qualified URL to the given path:</text:p>
      <text:p text:style-name="Standard"/>
      <text:p text:style-name="Standard">$url = url('user/profile');</text:p>
      <text:p text:style-name="Standard"/>
      <text:p text:style-name="Standard">$url = url('user/profile', [1]);</text:p>
      <text:p text:style-name="Standard"/>
      <text:p text:style-name="Standard">If no path is provided, an Illuminate\Routing\UrlGenerator instance is returned:</text:p>
      <text:p text:style-name="Standard"/>
      <text:p text:style-name="Standard">$current = url()-&gt;current();</text:p>
      <text:p text:style-name="Standard"/>
      <text:p text:style-name="Standard">$full = url()-&gt;full();</text:p>
      <text:p text:style-name="Standard"/>
      <text:p text:style-name="Standard">$previous = url()-&gt;previous();</text:p>
      <text:p text:style-name="Standard"/>
      <text:p text:style-name="Standard"/>
      <text:p text:style-name="Standard">Diversos</text:p>
      <text:p text:style-name="Standard"/>
      <text:p text:style-name="Standard"><text:soft-page-break/>abort()</text:p>
      <text:p text:style-name="Standard"/>
      <text:p text:style-name="Standard">The abort function throws an HTTP exception which will be rendered by the exception handler:</text:p>
      <text:p text:style-name="Standard"/>
      <text:p text:style-name="Standard">abort(403);</text:p>
      <text:p text:style-name="Standard"/>
      <text:p text:style-name="Standard">auth()</text:p>
      <text:p text:style-name="Standard"/>
      <text:p text:style-name="Standard">The auth function returns an authenticator instance. You may use it instead of the Auth facade for convenience:</text:p>
      <text:p text:style-name="Standard"/>
      <text:p text:style-name="Standard">$user = auth()-&gt;user();</text:p>
      <text:p text:style-name="Standard"/>
      <text:p text:style-name="Standard">If needed, you may specify which guard instance you would like to access:</text:p>
      <text:p text:style-name="Standard"/>
      <text:p text:style-name="Standard">$user = auth('admin')-&gt;user();</text:p>
      <text:p text:style-name="Standard"/>
      <text:p text:style-name="Standard">back()</text:p>
      <text:p text:style-name="Standard"/>
      <text:p text:style-name="Standard">The back function generates a redirect HTTP response to the user's previous location:</text:p>
      <text:p text:style-name="Standard"/>
      <text:p text:style-name="Standard">return back($status = 302, $headers = [], $fallback = false);</text:p>
      <text:p text:style-name="Standard"/>
      <text:p text:style-name="Standard">return back();</text:p>
      <text:p text:style-name="Standard"/>
      <text:p text:style-name="Standard">bcrypt()</text:p>
      <text:p text:style-name="Standard"/>
      <text:p text:style-name="Standard">The bcrypt function hashes the given value using Bcrypt. You may use it as an alternative to the Hash facade:</text:p>
      <text:p text:style-name="Standard"/>
      <text:p text:style-name="Standard">$password = bcrypt('my-secret-password');</text:p>
      <text:p text:style-name="Standard"/>
      <text:p text:style-name="Standard">cache()</text:p>
      <text:p text:style-name="Standard"/>
      <text:p text:style-name="Standard">The cache function may be used to get values from the cache. If the given key does not exist in the cache, an optional default value will be returned:</text:p>
      <text:p text:style-name="Standard"/>
      <text:p text:style-name="Standard">$value = cache('key');</text:p>
      <text:p text:style-name="Standard"/>
      <text:p text:style-name="Standard">$value = cache('key', 'default');</text:p>
      <text:p text:style-name="Standard"/>
      <text:p text:style-name="Standard">config()</text:p>
      <text:p text:style-name="Standard"/>
      <text:p text:style-name="Standard">The config function gets the value of a configuration variable. The configuration values may be accessed using "dot" syntax, which includes the name of the file and the option you wish to access. A default value may be specified and is returned if the configuration option does not exist:</text:p>
      <text:p text:style-name="Standard"/>
      <text:p text:style-name="Standard">$value = config('app.timezone');</text:p>
      <text:p text:style-name="Standard"/>
      <text:p text:style-name="Standard">$value = config('app.timezone', $default);</text:p>
      <text:p text:style-name="Standard"/>
      <text:p text:style-name="Standard">You may set configuration variables at runtime by passing an array of key / value pairs:</text:p>
      <text:p text:style-name="Standard"><text:soft-page-break/></text:p>
      <text:p text:style-name="Standard">config(['app.debug' =&gt; true]);</text:p>
      <text:p text:style-name="Standard"/>
      <text:p text:style-name="Standard">dd()</text:p>
      <text:p text:style-name="Standard"/>
      <text:p text:style-name="Standard">The dd function dumps the given variables and ends execution of the script:</text:p>
      <text:p text:style-name="Standard"/>
      <text:p text:style-name="Standard">dd($value);</text:p>
      <text:p text:style-name="Standard"/>
      <text:p text:style-name="Standard">dd($value1, $value2, $value3, ...);</text:p>
      <text:p text:style-name="Standard"/>
      <text:p text:style-name="Standard">If you do not want to halt the execution of your script, use the dump function instead.</text:p>
      <text:p text:style-name="Standard"/>
      <text:p text:style-name="Standard">env()</text:p>
      <text:p text:style-name="Standard"/>
      <text:p text:style-name="Standard">The env function retrieves the value of an environment variable or returns a default value:</text:p>
      <text:p text:style-name="Standard"/>
      <text:p text:style-name="Standard">$env = env('APP_ENV');</text:p>
      <text:p text:style-name="Standard"/>
      <text:p text:style-name="Standard">// Returns 'production' if APP_ENV is not set...</text:p>
      <text:p text:style-name="Standard">$env = env('APP_ENV', 'production');</text:p>
      <text:p text:style-name="Standard"/>
      <text:p text:style-name="Standard">now()</text:p>
      <text:p text:style-name="Standard"/>
      <text:p text:style-name="Standard">The now function creates a new Illuminate\Support\Carbon instance for the current time:</text:p>
      <text:p text:style-name="Standard"/>
      <text:p text:style-name="Standard">$now = now();</text:p>
      <text:p text:style-name="Standard"/>
      <text:p text:style-name="Standard">redirect()</text:p>
      <text:p text:style-name="Standard"/>
      <text:p text:style-name="Standard">The redirect function returns a redirect HTTP response, or returns the redirector instance if called with no arguments:</text:p>
      <text:p text:style-name="Standard"/>
      <text:p text:style-name="Standard">return redirect($to = null, $status = 302, $headers = [], $secure = null);</text:p>
      <text:p text:style-name="Standard"/>
      <text:p text:style-name="Standard">return redirect('/home');</text:p>
      <text:p text:style-name="Standard"/>
      <text:p text:style-name="Standard">return redirect()-&gt;route('route.name');</text:p>
      <text:p text:style-name="Standard"/>
      <text:p text:style-name="Standard">request()</text:p>
      <text:p text:style-name="Standard"/>
      <text:p text:style-name="Standard">The request function returns the current request instance or obtains an input item:</text:p>
      <text:p text:style-name="Standard"/>
      <text:p text:style-name="Standard">$request = request();</text:p>
      <text:p text:style-name="Standard"/>
      <text:p text:style-name="Standard">$value = request('key', $default);</text:p>
      <text:p text:style-name="Standard"/>
      <text:p text:style-name="Standard">today()</text:p>
      <text:p text:style-name="Standard"/>
      <text:p text:style-name="Standard">The today function creates a new Illuminate\Support\Carbon instance for the current date:</text:p>
      <text:p text:style-name="Standard"/>
      <text:p text:style-name="Standard">$today = today();</text:p>
      <text:p text:style-name="Standard"><text:soft-page-break/></text:p>
      <text:p text:style-name="Standard">view()</text:p>
      <text:p text:style-name="Standard"/>
      <text:p text:style-name="Standard">The view function retrieves a view instance:</text:p>
      <text:p text:style-name="Standard"/>
      <text:p text:style-name="Standard">return view('auth.login');</text:p>
      <text:p text:style-name="Standard"/>
      <text:p text:style-name="Standard"/>
      <text:p text:style-name="Standard">Mais em</text:p>
      <text:p text:style-name="Standard"/>
      <text:p text:style-name="Standard">https://laravel.com/docs/8.x/helpers</text:p>
      <text:p text:style-name="Standard"/>
      <text:p text:style-name="Standard">Helper </text:p>
      <text:p text:style-name="Standard">Arrays</text:p>
      <text:p text:style-name="Standard">// adds a given key / value pair to the array if the</text:p>
      <text:p text:style-name="Standard">// given key doesn't already exist in the array</text:p>
      <text:p text:style-name="Standard">array_add($array, 'key', 'value');</text:p>
      <text:p text:style-name="Standard">// collapse an array of arrays into a single array</text:p>
      <text:p text:style-name="Standard">array_collapse($array);</text:p>
      <text:p text:style-name="Standard">// Divide an array into two arrays. One with keys and the other with values</text:p>
      <text:p text:style-name="Standard">array_divide($array);</text:p>
      <text:p text:style-name="Standard">// Flatten a multi-dimensional associative array with dots</text:p>
      <text:p text:style-name="Standard">array_dot($array);</text:p>
      <text:p text:style-name="Standard">// Get all of the given array except for a specified array of items</text:p>
      <text:p text:style-name="Standard">array_except($array, array('key'));</text:p>
      <text:p text:style-name="Standard">// Return the first element in an array passing a given truth test</text:p>
      <text:p text:style-name="Standard">array_first($array, function($key, $value){}, $default);</text:p>
      <text:p text:style-name="Standard">// Strips keys from the array</text:p>
      <text:p text:style-name="Standard">array_flatten($array);</text:p>
      <text:p text:style-name="Standard">// Remove one or many array items from a given array using "dot" notation</text:p>
      <text:p text:style-name="Standard">array_forget($array, 'foo');</text:p>
      <text:p text:style-name="Standard">// Dot notation</text:p>
      <text:p text:style-name="Standard">array_forget($array, 'foo.bar');</text:p>
      <text:p text:style-name="Standard">// Get an item from an array using "dot" notation</text:p>
      <text:p text:style-name="Standard">array_get($array, 'foo', 'default');</text:p>
      <text:p text:style-name="Standard">array_get($array, 'foo.bar', 'default');</text:p>
      <text:p text:style-name="Standard">// Checks that a given item exists in an array using "dot" notation</text:p>
      <text:p text:style-name="Standard">array_has($array, 'products.desk');</text:p>
      <text:p text:style-name="Standard">// Get a subset of the items from the given array</text:p>
      <text:p text:style-name="Standard">array_only($array, array('key'));</text:p>
      <text:p text:style-name="Standard">// Return array of key =&gt; values</text:p>
      <text:p text:style-name="Standard">array_pluck($array, 'key');</text:p>
      <text:p text:style-name="Standard">// Return and remove 'key' from array</text:p>
      <text:p text:style-name="Standard">array_pull($array, 'key');</text:p>
      <text:p text:style-name="Standard">// Set an array item to a given value using "dot" notation</text:p>
      <text:p text:style-name="Standard">array_set($array, 'key', 'value');</text:p>
      <text:p text:style-name="Standard">// Dot notation</text:p>
      <text:p text:style-name="Standard">array_set($array, 'key.subkey', 'value');</text:p>
      <text:p text:style-name="Standard">// Sorts the array by the results of the given Closure</text:p>
      <text:p text:style-name="Standard">array_sort($array, function(){});</text:p>
      <text:p text:style-name="Standard">// Recursively sorts the array using the sort function</text:p>
      <text:p text:style-name="Standard">array_sort_recursive();</text:p>
      <text:p text:style-name="Standard"><text:soft-page-break/>// Filters the array using the given Closure</text:p>
      <text:p text:style-name="Standard">array_where();</text:p>
      <text:p text:style-name="Standard">// First element of an array</text:p>
      <text:p text:style-name="Standard">head($array);</text:p>
      <text:p text:style-name="Standard">// Last element of an array</text:p>
      <text:p text:style-name="Standard">last($array);</text:p>
      <text:p text:style-name="Standard"><text:s text:c="14"/></text:p>
      <text:p text:style-name="Standard">Paths</text:p>
      <text:p text:style-name="Standard">// Fully qualified path to the app directory</text:p>
      <text:p text:style-name="Standard">app_path();</text:p>
      <text:p text:style-name="Standard">// Get the path to the public folder</text:p>
      <text:p text:style-name="Standard">base_path();</text:p>
      <text:p text:style-name="Standard">// Fully qualified path to the application configuration directory</text:p>
      <text:p text:style-name="Standard">config_path();</text:p>
      <text:p text:style-name="Standard">// Fully qualified path to the application's database directory</text:p>
      <text:p text:style-name="Standard">database_path();</text:p>
      <text:p text:style-name="Standard">// Gets the path to the versioned Elixir file:</text:p>
      <text:p text:style-name="Standard">elixir();</text:p>
      <text:p text:style-name="Standard">// Fully qualified path to the public directory</text:p>
      <text:p text:style-name="Standard">public_path();</text:p>
      <text:p text:style-name="Standard">// Get the path to the storage folder</text:p>
      <text:p text:style-name="Standard">storage_path();</text:p>
      <text:p text:style-name="Standard"><text:s text:c="14"/></text:p>
      <text:p text:style-name="Standard">Strings</text:p>
      <text:p text:style-name="Standard">// Convert a value to camel case</text:p>
      <text:p text:style-name="Standard">camel_case($value);</text:p>
      <text:p text:style-name="Standard">// Get the class "basename" of the given object / class</text:p>
      <text:p text:style-name="Standard">class_basename($class);</text:p>
      <text:p text:style-name="Standard">// Escape a string</text:p>
      <text:p text:style-name="Standard">e('&lt;html&gt;');</text:p>
      <text:p text:style-name="Standard">// Determine if a given string starts with a given substring</text:p>
      <text:p text:style-name="Standard">starts_with('Foo bar.', 'Foo');</text:p>
      <text:p text:style-name="Standard">// Determine if a given string ends with a given substring</text:p>
      <text:p text:style-name="Standard">ends_with('Foo bar.', 'bar.');</text:p>
      <text:p text:style-name="Standard">// Convert a string to snake case</text:p>
      <text:p text:style-name="Standard">snake_case('fooBar');</text:p>
      <text:p text:style-name="Standard">// Limits the number of characters in a string</text:p>
      <text:p text:style-name="Standard">str_limit();</text:p>
      <text:p text:style-name="Standard">// Determine if a given string contains a given substring</text:p>
      <text:p text:style-name="Standard">str_contains('Hello foo bar.', 'foo');</text:p>
      <text:p text:style-name="Standard">// Result: foo/bar/</text:p>
      <text:p text:style-name="Standard">str_finish('foo/bar', '/');</text:p>
      <text:p text:style-name="Standard">str_is('foo*', 'foobar');</text:p>
      <text:p text:style-name="Standard">str_plural('car');</text:p>
      <text:p text:style-name="Standard">str_random(25);</text:p>
      <text:p text:style-name="Standard">str_singular('cars');</text:p>
      <text:p text:style-name="Standard">str_slug("Laravel 5 Framework", "-");</text:p>
      <text:p text:style-name="Standard">// Result: FooBar</text:p>
      <text:p text:style-name="Standard">studly_case('foo_bar');</text:p>
      <text:p text:style-name="Standard">trans('foo.bar');</text:p>
      <text:p text:style-name="Standard">trans_choice('foo.bar', $count);</text:p>
      <text:p text:style-name="Standard"><text:s text:c="14"/></text:p>
      <text:p text:style-name="Standard"><text:soft-page-break/>URLs and Links</text:p>
      <text:p text:style-name="Standard">action('FooController@method', $parameters);</text:p>
      <text:p text:style-name="Standard">// HTML Link</text:p>
      <text:p text:style-name="Standard">asset('img/photo.jpg', $title, $attributes);</text:p>
      <text:p text:style-name="Standard">// HTTPS link</text:p>
      <text:p text:style-name="Standard">secure_asset('img/photo.jpg', $title, $attributes);</text:p>
      <text:p text:style-name="Standard">route($route, $parameters, $absolute = true);</text:p>
      <text:p text:style-name="Standard">url('path', $parameters = array(), $secure = null);</text:p>
      <text:p text:style-name="Standard"><text:s text:c="14"/></text:p>
      <text:p text:style-name="Standard">Miscellaneous</text:p>
      <text:p text:style-name="Standard">// Authenticator instance (Auth)</text:p>
      <text:p text:style-name="Standard">auth()-&gt;user();</text:p>
      <text:p text:style-name="Standard">// Generates a redirect response to the user's previous location</text:p>
      <text:p text:style-name="Standard">back();</text:p>
      <text:p text:style-name="Standard">// Hashes the given value using Bcrypt (Hash)</text:p>
      <text:p text:style-name="Standard">bcrypt('my-secret-password');</text:p>
      <text:p text:style-name="Standard">// Creates a collection instance from the supplied items</text:p>
      <text:p text:style-name="Standard">collect(['taylor', 'abigail']);</text:p>
      <text:p text:style-name="Standard">// Gets the value of a configuration variable</text:p>
      <text:p text:style-name="Standard">config('app.timezone', $default);</text:p>
      <text:p text:style-name="Standard">// Generates an HTML hidden input field containing the value of the CSRF token</text:p>
      <text:p text:style-name="Standard">{!! csrf_field() !!}</text:p>
      <text:p text:style-name="Standard">// Retrieves the value of the current CSRF token</text:p>
      <text:p text:style-name="Standard">$token = csrf_token();</text:p>
      <text:p text:style-name="Standard">// Dumps the given variable and ends execution of the script</text:p>
      <text:p text:style-name="Standard">dd($value);</text:p>
      <text:p text:style-name="Standard">// Gets the value of an environment variable or returns a default value</text:p>
      <text:p text:style-name="Standard">$env = env('APP_ENV');</text:p>
      <text:p text:style-name="Standard">$env = env('APP_ENV', 'production');</text:p>
      <text:p text:style-name="Standard">// Dispatches the given event to its listeners:</text:p>
      <text:p text:style-name="Standard">event(new UserRegistered($user));</text:p>
      <text:p text:style-name="Standard">// Creates a model factory builder for a given class</text:p>
      <text:p text:style-name="Standard">$user = factory(App\User::class)-&gt;make();</text:p>
      <text:p text:style-name="Standard">// Generates an HTML hidden input field containing the spoofed value of the form's HTTP verb</text:p>
      <text:p text:style-name="Standard">{!! method_field('delete') !!}</text:p>
      <text:p text:style-name="Standard">// Retrieves an old input value flashed into the session</text:p>
      <text:p text:style-name="Standard">$value = old('value');</text:p>
      <text:p text:style-name="Standard">$value = old('value', 'default');</text:p>
      <text:p text:style-name="Standard">// Returns an instance of the redirector to do redirects:</text:p>
      <text:p text:style-name="Standard">return redirect('/home');</text:p>
      <text:p text:style-name="Standard">// Returns the current request instance or obtains an input item</text:p>
      <text:p text:style-name="Standard">$value = request('key', $default = null)</text:p>
      <text:p text:style-name="Standard">// Creates a response instance or obtains an instance of the response factory</text:p>
      <text:p text:style-name="Standard">return response('Hello World', 200, $headers);</text:p>
      <text:p text:style-name="Standard">// Used to get / set a session value</text:p>
      <text:p text:style-name="Standard">$value = session('key');</text:p>
      <text:p text:style-name="Standard">$value = session()-&gt;get('key');</text:p>
      <text:p text:style-name="Standard">session()-&gt;put('key', $value);</text:p>
      <text:p text:style-name="Standard">// Will simply return the value it is given.</text:p>
      <text:p text:style-name="Standard">value(function(){ return 'bar'; });</text:p>
      <text:p text:style-name="Standard">// Retrieves a view instance</text:p>
      <text:p text:style-name="Standard">return view('auth.login');</text:p>
      <text:p text:style-name="Standard"><text:soft-page-break/>// Returns the value it is given</text:p>
      <text:p text:style-name="Standard">$value = with(new Foo)-&gt;work(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1:46:13.984300047</meta:creation-date>
    <dc:date>2020-11-25T16:46:42.302025798</dc:date>
    <meta:editing-duration>PT19M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5" meta:paragraph-count="442" meta:word-count="2289" meta:character-count="16140" meta:non-whitespace-character-count="13662"/>
  </office:meta>
</office:document-meta>
</file>